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Times New Roman" fo:font-size="15pt" officeooo:rsid="0011ccaa" officeooo:paragraph-rsid="0011ccaa" style:font-size-asian="15pt" style:font-size-complex="15pt"/>
    </style:style>
    <style:style style:name="P2" style:family="paragraph" style:parent-style-name="Standard">
      <style:text-properties style:font-name="Times New Roman" fo:font-size="15pt" officeooo:rsid="00147c2d" officeooo:paragraph-rsid="00147c2d" style:font-size-asian="15pt" style:font-size-complex="15pt"/>
    </style:style>
    <style:style style:name="P3" style:family="paragraph" style:parent-style-name="Standard">
      <style:text-properties style:font-name="Times New Roman" fo:font-size="15pt" officeooo:rsid="00147c2d" officeooo:paragraph-rsid="00147c2d" fo:background-color="#ffff00" style:font-size-asian="15pt" style:font-size-complex="15pt"/>
    </style:style>
    <style:style style:name="P4" style:family="paragraph" style:parent-style-name="Standard">
      <style:text-properties style:font-name="Times New Roman" fo:font-size="15pt" officeooo:rsid="001577d0" officeooo:paragraph-rsid="001577d0" fo:background-color="#ffff00" style:font-size-asian="15pt" style:font-size-complex="15pt"/>
    </style:style>
    <style:style style:name="P5" style:family="paragraph" style:parent-style-name="Standard">
      <style:text-properties style:font-name="Times New Roman" fo:font-size="15pt" officeooo:rsid="0016c092" officeooo:paragraph-rsid="0016c092" fo:background-color="#ffff00" style:font-size-asian="15pt" style:font-size-complex="15pt"/>
    </style:style>
    <style:style style:name="P6" style:family="paragraph" style:parent-style-name="Standard">
      <style:text-properties style:font-name="Times New Roman" fo:font-size="15pt" officeooo:rsid="00147c2d" officeooo:paragraph-rsid="00147c2d" fo:background-color="#ffff99" style:font-size-asian="15pt" style:font-size-complex="15pt"/>
    </style:style>
    <style:style style:name="P7" style:family="paragraph" style:parent-style-name="Standard">
      <style:text-properties style:font-name="Times New Roman" fo:font-size="15pt" officeooo:rsid="0016c092" officeooo:paragraph-rsid="0016c092" fo:background-color="#6666ff" style:font-size-asian="15pt" style:font-size-complex="15pt"/>
    </style:style>
    <style:style style:name="P8" style:family="paragraph" style:parent-style-name="Standard">
      <style:text-properties style:font-name="Times New Roman" fo:font-size="15pt" officeooo:rsid="001577d0" officeooo:paragraph-rsid="001577d0" fo:background-color="transparent" style:font-size-asian="15pt" style:font-size-complex="15pt"/>
    </style:style>
    <style:style style:name="P9" style:family="paragraph" style:parent-style-name="Standard">
      <style:text-properties style:font-name="Times New Roman" fo:font-size="15pt" officeooo:rsid="00147c2d" officeooo:paragraph-rsid="00147c2d" fo:background-color="transparent" style:font-size-asian="15pt" style:font-size-complex="15pt"/>
    </style:style>
    <style:style style:name="P10" style:family="paragraph" style:parent-style-name="Standard">
      <style:text-properties style:font-name="Times New Roman" fo:font-size="15pt" officeooo:rsid="00209349" officeooo:paragraph-rsid="00209349" fo:background-color="transparent" style:font-size-asian="15pt" style:font-size-complex="15pt"/>
    </style:style>
    <style:style style:name="P11" style:family="paragraph" style:parent-style-name="Standard">
      <style:text-properties style:font-name="Times New Roman" fo:font-size="15pt" officeooo:rsid="00216a5c" officeooo:paragraph-rsid="00216a5c" fo:background-color="transparent" style:font-size-asian="15pt" style:font-size-complex="15pt"/>
    </style:style>
    <style:style style:name="P12" style:family="paragraph" style:parent-style-name="Standard">
      <style:text-properties style:font-name="Times New Roman" fo:font-size="15pt" officeooo:rsid="00216a5c" officeooo:paragraph-rsid="00216a5c" fo:background-color="#6666ff" style:font-size-asian="15pt" style:font-size-complex="15pt"/>
    </style:style>
    <style:style style:name="P13" style:family="paragraph" style:parent-style-name="Standard">
      <style:text-properties style:font-name="Times New Roman" fo:font-size="15pt" officeooo:rsid="001fc459" officeooo:paragraph-rsid="001fc459" fo:background-color="#6666ff" style:font-size-asian="15pt" style:font-size-complex="15pt"/>
    </style:style>
    <style:style style:name="P14" style:family="paragraph" style:parent-style-name="Standard">
      <style:text-properties style:font-name="Times New Roman" fo:font-size="15pt" officeooo:rsid="00209349" officeooo:paragraph-rsid="00209349" fo:background-color="#6666ff" style:font-size-asian="15pt" style:font-size-complex="15pt"/>
    </style:style>
    <style:style style:name="P15" style:family="paragraph" style:parent-style-name="Standard">
      <style:text-properties style:font-name="Times New Roman" fo:font-size="15pt" officeooo:rsid="00209349" officeooo:paragraph-rsid="00209349" fo:background-color="#ffff99" style:font-size-asian="15pt" style:font-size-complex="15pt"/>
    </style:style>
    <style:style style:name="P16" style:family="paragraph" style:parent-style-name="Standard">
      <style:text-properties style:font-name="Times New Roman" fo:font-size="15pt" officeooo:rsid="00147c2d" officeooo:paragraph-rsid="00147c2d" style:font-size-asian="15pt" style:font-size-complex="15pt"/>
    </style:style>
    <style:style style:name="P17" style:family="paragraph" style:parent-style-name="Standard">
      <style:text-properties style:font-name="Times New Roman" fo:font-size="15pt" officeooo:rsid="0011ccaa" officeooo:paragraph-rsid="0011ccaa" style:font-size-asian="15pt" style:font-size-complex="15pt"/>
    </style:style>
    <style:style style:name="T1" style:family="text">
      <style:text-properties officeooo:rsid="00126af8"/>
    </style:style>
    <style:style style:name="T2" style:family="text">
      <style:text-properties fo:background-color="transparent" loext:char-shading-value="0"/>
    </style:style>
    <style:style style:name="T3" style:family="text">
      <style:text-properties officeooo:rsid="001a1a01" fo:background-color="transparent" loext:char-shading-value="0"/>
    </style:style>
    <style:style style:name="T4" style:family="text">
      <style:text-properties fo:background-color="#6666ff" loext:char-shading-value="0"/>
    </style:style>
    <style:style style:name="T5" style:family="text">
      <style:text-properties fo:background-color="#ffff99" loext:char-shading-value="0"/>
    </style:style>
    <style:style style:name="T6" style:family="text">
      <style:text-properties officeooo:rsid="00126af8" fo:background-color="#ffff99" loext:char-shading-value="0"/>
    </style:style>
    <style:style style:name="T7" style:family="text">
      <style:text-properties officeooo:rsid="00216a5c" fo:background-color="#ffff99" loext:char-shading-value="0"/>
    </style:style>
    <style:style style:name="T8" style:family="text">
      <style:text-properties officeooo:rsid="00216a5c"/>
    </style:style>
    <style:style style:name="T9" style:family="text">
      <style:text-properties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ạn có chính kiến, ghê gớm, dữ dội, đáng sợ, năng động và khỏe mạnh.</text:p>
      <text:p text:style-name="P1"/>
      <text:p text:style-name="P1">Nền tảng của cá nhân bạn là sức mạnh và sự quyến rũ.</text:p>
      <text:p text:style-name="P1"/>
      <text:p text:style-name="P1"><text:span text:style-name="T5">Bạn rất quyến rũ</text:span> và bạn có thể nhận được hầu như bất cứ ai để làm những gì bạn muốn, thật khó để nói không với bạn.</text:p>
      <text:p text:style-name="P1"/>
      <text:p text:style-name="P1"><text:span text:style-name="T5">Bạn là 1 người suy nghĩ nhiều</text:span> và bạn dường như có 1 hồ chứa vô hạn về hints (gợi ý) và solutions (giải pháp).</text:p>
      <text:p text:style-name="P1"/>
      <text:p text:style-name="P1">Bạn rất khéo léo và tưởng tượng phong phú.</text:p>
      <text:p text:style-name="P1"/>
      <text:p text:style-name="P1">Ai đó nhìn vào bạn thấy 1 vẻ điềm tĩnh nhưng bên trong suy nghĩ của bạn đang đi 1 triệu dặm/phút.</text:p>
      <text:p text:style-name="P1"/>
      <text:p text:style-name="P1"><text:span text:style-name="T5">Bạn cần tìm ra cơ chế của sự vật</text:span>, bạn phân tích, phá vỡ nó xuống và sau đó bạn xây dựng nó 1 lần nữa và nó là tốt hơn.</text:p>
      <text:p text:style-name="P1"/>
      <text:p text:style-name="P1">Bạn là 1 người giản dị và rất riêng tư.</text:p>
      <text:p text:style-name="P1"/>
      <text:p text:style-name="P1">Bạn có tầm nhìn xa thực tế, phong cách của bạn có thể thiết lập các xu hướng.</text:p>
      <text:p text:style-name="P1"/>
      <text:p text:style-name="P1"><text:span text:style-name="T5">Bạn thích làm việc 1 mình</text:span>, bạn không thích mọi người nhìn sau vai bạn.</text:p>
      <text:p text:style-name="P1"/>
      <text:p text:style-name="P1"><text:span text:style-name="T5">Bạn là 1 người lặng lẽ quan sát</text:span>, giữ tầm nhìn trên tất cả mọi thứ. Bạn “ghi” những điều bạn nghe và xem để sử dụng nó trong tương lai.</text:p>
      <text:p text:style-name="P1"/>
      <text:p text:style-name="P1"><text:span text:style-name="T4">Đôi mắt bạn có...</text:span></text:p>
      <text:p text:style-name="P1"><text:span text:style-name="T5">Bạn có 1 cái nhìn xuyên thấu</text:span> <text:span text:style-name="T1">bởi vì bạn có thể nhìn xuyên qua tất cả mọi thứ. Bạn có khả năng mờ nhạt dần trong background nhưng bạn vẫn gửi ra những cảm xúc mạnh mẽ.</text:span></text:p>
      <text:p text:style-name="P1"/>
      <text:p text:style-name="P1">Đây là <text:span text:style-name="T1">1 ví dụ: </text:span><text:span text:style-name="T6">Bạn nhìn ai đó - <text:s/>người mà bạn quan tâm. Bạn bắt đầu theo dõi họ và bạn làm như vậy trong 1 thời gian dài. Ngay lập tức họ cảm thấy bạn đang theo dõi họ và họ nhìn lại bạn, 1 cái nhìn lúng túng.</text:span></text:p>
      <text:p text:style-name="P1"/>
      <text:p text:style-name="P2"><text:span text:style-name="T4">Cảm xúc của mọc Bọ Cạp...</text:span></text:p>
      <text:p text:style-name="P6">Đây là sign của close family, của tính thân mật.</text:p>
      <text:p text:style-name="P2"/>
      <text:p text:style-name="P2">Đó là lý do bạn có trực giác mạnh mẽ đến vậy. Đó là lý do mọi người cảm thấy gần gũi với bạn rất nhanh chóng. Bạn nên sử dụng trực giác hoàn hảo để hướng dẫn bạn qua các mối quan hệ của bạn.</text:p>
      <text:p text:style-name="P2"><text:soft-page-break/></text:p>
      <text:p text:style-name="P3"><text:span text:style-name="T5">Bạn có những cơn tức giận ngắn, khi bạn bực mình mọi người biết điều đó bởi vì lời nói của bạn gây ra sát thương.</text:span><text:span text:style-name="T2"> Bạn sẽ sử dụng tất cả những gì bạn biết hoặc suy nghĩ về 1 người bạn đang phẫn nộ để gây sát thương cho họ. Những gì bạn biết họ đã làm điều gì đó là sai. Những nỗi sợ hãi và khó khăn của họ để giành chiến thắng và làm tổn thương họ. Tất cả điều này xảy ra nhanh chóng, sự tức giận trong lời nói.</text:span></text:p>
      <text:p text:style-name="P4"/>
      <text:p text:style-name="P8">Bạn luôn luôn cảm thấy có lỗi sau mỗi lần bạn review tất cả mọi thứ bạn đã nói và thậm chí là xin lỗi, nhưng bạn không xin lỗi cho cảm xúc của bạn. Những người khác nên biết rằng họ nên để lời xin lỗi của bạn vào trái tim bởi vì bạn biết những gì bạn đã làm và những gì bạn đã nói.</text:p>
      <text:p text:style-name="P4"/>
      <text:p text:style-name="P4"><text:span text:style-name="T5">Mọc Bò Cạp sống trong niềm đam mê.</text:span><text:span text:style-name="T2"> Bạn có 1 niềm đam mê vẫy gọi </text:span><text:span text:style-name="T3">(đam mê trong ham muốn tình dục hoặc những professional desire)</text:span><text:span text:style-name="T2">. </text:span></text:p>
      <text:p text:style-name="P4"/>
      <text:p text:style-name="P7">Phương châm của mọc Bọ Cạp với niềm đam mê...</text:p>
      <text:p text:style-name="P5"><text:span text:style-name="T5">Bất cứ những gì bạn quan tâm bạn đặt mọi thứ vào nó</text:span><text:span text:style-name="T2">, và bạn tập trung để giành nó. Bạn đi hết con đường, không có những cố gắng nửa vời cho bạn. Bạn biết rằng bạn phải dâng hiến cho 1 cái đích hoặc bạn không thành công. Với đặc tính này mọc Bò Cạp làm lên việc đầy cảm hứng với cuộc sống của họ.</text:span></text:p>
      <text:p text:style-name="P5"/>
      <text:p text:style-name="P13">Các mối quan hệ...</text:p>
      <text:p text:style-name="P15">Có cung mọc Bọ Cạp có nghĩa là có 1 xác suất cao bạn kết hôn và ly hôn nhiều lần. Có lẽ bạn có ít nhất 1 mối tình lãng mạn bí mật trong đời.</text:p>
      <text:p text:style-name="P10">Bạn có thể hoặc chí ít bạn phải kéo năng lượng từ bạn tình 1 cách tích cực.</text:p>
      <text:p text:style-name="P10"/>
      <text:p text:style-name="P14">Tình dục...</text:p>
      <text:p text:style-name="P15">Bạn có thể, có lẽ tham gia vào các thử nghiệm để xem nó dư lào và dừng lại ở đó.</text:p>
      <text:p text:style-name="P15"/>
      <text:p text:style-name="P10"><text:span text:style-name="T5">Mọc Bò Cạp cần có giải phóng năng lượng tình dục của họ 1 cách đều đặn</text:span>, mối quan hệ mà không đủ sex không làm việc cho bạn.</text:p>
      <text:p text:style-name="P10"/>
      <text:p text:style-name="P10"><text:span text:style-name="T5">Bạn có </text:span><text:span text:style-name="T7">1 kết nối thực với khả năng tình dục của chính bạn</text:span><text:span text:style-name="T8">, nó làm cho bạn dễ dàng để kết nối với người khác cần và muốn tình dục.</text:span></text:p>
      <text:p text:style-name="P10"/>
      <text:p text:style-name="P11">Bạn dường như có giác quan thứ 6 về những tưởng tượng chưa được thực hiện và những gì mà chúng được giấu trong tủ quần áo tính dục của họ.</text:p>
      <text:p text:style-name="P11"/>
      <text:p text:style-name="P12">Ngoại hình của mọc Bò Cạp.</text:p>
      <text:p text:style-name="P11">Những rule sau không nghiêm ngặt, Pluto nhà 1 và sao Hỏa sẽ ảnh hưởng đến <text:soft-page-break/>đặc điểm của bạn (ngoại hình).</text:p>
      <text:p text:style-name="P11"/>
      <text:p text:style-name="P11">Mũi lớn và đôi mắt quyến rũ, thôi miên, mê hoặc, lông mày rậm, đen, 1 cơ thể năng động.</text:p>
      <text:p text:style-name="P3"/>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8T19:38:19.695502967</meta:creation-date>
    <meta:generator>LibreOffice/4.2.8.2$Linux_X86_64 LibreOffice_project/420m0$Build-2</meta:generator>
    <dc:date>2016-01-18T21:06:24.070422528</dc:date>
    <meta:editing-duration>PT51M29S</meta:editing-duration>
    <meta:editing-cycles>14</meta:editing-cycles>
    <meta:document-statistic meta:table-count="0" meta:image-count="0" meta:object-count="0" meta:page-count="3" meta:paragraph-count="33" meta:word-count="861" meta:character-count="3668" meta:non-whitespace-character-count="2838"/>
  </office:meta>
</office:document-meta>
</file>